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 draw:shadow="hidden" draw:shadow-offset-x="0.1cm" draw:shadow-offset-y="0.1cm"/>
    </style:style>
    <style:style style:name="gr2" style:family="graphic" style:parent-style-name="standard">
      <style:graphic-properties draw:fill="solid" draw:fill-color="#0099ff" draw:textarea-horizontal-align="center" draw:textarea-vertical-align="middle" draw:shadow="hidden" draw:shadow-offset-x="0.1cm" draw:shadow-offset-y="0.1cm"/>
    </style:style>
    <style:style style:name="gr3" style:family="graphic" style:parent-style-name="objectwithoutfill">
      <style:graphic-properties svg:stroke-width="0cm" draw:fill="solid" draw:fill-color="#a673d9"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02cm" fo:min-width="1.101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 draw:shadow="hidden" draw:shadow-offset-x="0.1cm" draw:shadow-offset-y="0.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6pt" style:font-size-asian="6pt" style:font-size-complex="6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P5" style:family="paragraph">
      <style:text-properties fo:font-family="Arial" style:font-family-generic="swiss" style:font-pitch="variable" fo:font-size="6pt" style:font-size-asian="6pt" style:font-size-complex="6pt"/>
    </style:style>
    <style:style style:name="P6" style:family="paragraph">
      <style:paragraph-properties style:text-autospace="none"/>
    </style:style>
    <style:style style:name="T1" style:family="text">
      <style:text-properties fo:font-family="Arial" style:font-family-generic="swiss" style:font-pitch="variable" fo:font-size="6pt" style:font-size-asian="6pt" style:font-size-complex="6pt"/>
    </style:style>
    <style:style style:name="T2" style:family="text">
      <style:text-properties fo:font-family="Arial" style:font-family-generic="swiss" style:font-pitch="variable" fo:font-size="7pt" style:font-size-asian="7pt" style:font-size-complex="7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5cm" svg:height="9.746cm" svg:x="3.5cm" svg:y="1.728cm" draw:corner-radius="0.339cm">
          <text:p/>
        </draw:rect>
        <draw:rect draw:style-name="gr2" draw:text-style-name="P1" draw:layer="layout" svg:width="3.238cm" svg:height="6.949cm" svg:x="5cm" svg:y="2.806cm" draw:corner-radius="0.5cm">
          <text:p/>
        </draw:rect>
        <draw:polygon draw:style-name="gr3" draw:text-style-name="P1" draw:layer="layout" svg:width="1.999cm" svg:height="0.999cm" svg:x="7.3cm" svg:y="4.306cm" svg:viewBox="0 0 2000 1000" draw:points="0,0 1500,0 2000,500 1500,1000 0,1000 500,500">
          <text:p/>
        </draw:polygon>
        <draw:frame draw:style-name="gr4" draw:text-style-name="P3" draw:layer="layout" svg:width="1.601cm" svg:height="0.735cm" svg:x="7.6cm" svg:y="4.549cm">
          <draw:text-box>
            <text:p text:style-name="P2"><text:span text:style-name="T1">add</text:span></text:p>
            <text:p text:style-name="P2"><text:span text:style-name="T1">Service</text:span></text:p>
          </draw:text-box>
        </draw:frame>
        <draw:frame draw:style-name="gr5" draw:text-style-name="P4" draw:layer="layout" svg:width="1.768cm" svg:height="1.088cm" svg:x="5.732cm" svg:y="3.312cm">
          <draw:text-box>
            <text:p text:style-name="P2"><text:span text:style-name="T2">Calculator</text:span></text:p>
            <text:p text:style-name="P2"><text:span text:style-name="T2">Service</text:span></text:p>
            <text:p text:style-name="P2"><text:span text:style-name="T2">Component</text:span></text:p>
          </draw:text-box>
        </draw:frame>
        <draw:custom-shape draw:style-name="gr6" draw:text-style-name="P1" draw:layer="layout" svg:width="2cm" svg:height="1cm" svg:x="2.2cm" svg:y="5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67cm" svg:height="0.735cm" svg:x="2.481cm" svg:y="6.005cm">
          <draw:text-box>
            <text:p text:style-name="P2"><text:span text:style-name="T1">Calculator</text:span></text:p>
            <text:p text:style-name="P2"><text:span text:style-name="T1">Service</text:span></text:p>
          </draw:text-box>
        </draw:frame>
        <draw:polygon draw:style-name="gr3" draw:text-style-name="P1" draw:layer="layout" svg:width="1.999cm" svg:height="0.999cm" svg:x="7.327cm" svg:y="5.595cm" svg:viewBox="0 0 2000 1000" draw:points="0,0 1500,0 2000,500 1500,1000 0,1000 500,500">
          <text:p/>
        </draw:polygon>
        <draw:frame draw:style-name="gr4" draw:text-style-name="P3" draw:layer="layout" svg:width="1.601cm" svg:height="0.735cm" svg:x="7.627cm" svg:y="5.731cm">
          <draw:text-box>
            <text:p text:style-name="P2"><text:span text:style-name="T1">multiply</text:span></text:p>
            <text:p text:style-name="P2"><text:span text:style-name="T1">Service</text:span></text:p>
          </draw:text-box>
        </draw:frame>
        <draw:polygon draw:style-name="gr3" draw:text-style-name="P1" draw:layer="layout" svg:width="1.999cm" svg:height="0.999cm" svg:x="7.326cm" svg:y="6.859cm" svg:viewBox="0 0 2000 1000" draw:points="0,0 1500,0 2000,500 1500,1000 0,1000 500,500">
          <text:p/>
        </draw:polygon>
        <draw:frame draw:style-name="gr4" draw:text-style-name="P3" draw:layer="layout" svg:width="1.601cm" svg:height="0.735cm" svg:x="7.626cm" svg:y="7.102cm">
          <draw:text-box>
            <text:p text:style-name="P2"><text:span text:style-name="T1">subtract</text:span></text:p>
            <text:p text:style-name="P2"><text:span text:style-name="T1">Service</text:span></text:p>
          </draw:text-box>
        </draw:frame>
        <draw:polygon draw:style-name="gr3" draw:text-style-name="P1" draw:layer="layout" svg:width="1.999cm" svg:height="0.999cm" svg:x="7.353cm" svg:y="8.175cm" svg:viewBox="0 0 2000 1000" draw:points="0,0 1500,0 2000,500 1500,1000 0,1000 500,500">
          <text:p/>
        </draw:polygon>
        <draw:frame draw:style-name="gr4" draw:text-style-name="P3" draw:layer="layout" svg:width="1.601cm" svg:height="0.735cm" svg:x="7.653cm" svg:y="8.318cm">
          <draw:text-box>
            <text:p text:style-name="P2"><text:span text:style-name="T1">divide</text:span></text:p>
            <text:p text:style-name="P2"><text:span text:style-name="T1">Service</text:span></text:p>
          </draw:text-box>
        </draw:frame>
        <draw:custom-shape draw:style-name="gr6" draw:text-style-name="P1" draw:layer="layout" svg:width="2cm" svg:height="1cm" svg:x="4.2cm" svg:y="5.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67cm" svg:height="0.735cm" svg:x="4.481cm" svg:y="6.005cm">
          <draw:text-box>
            <text:p text:style-name="P2"><text:span text:style-name="T1">Calculator</text:span></text:p>
            <text:p text:style-name="P2"><text:span text:style-name="T1">Service</text:span></text:p>
          </draw:text-box>
        </draw:frame>
        <draw:rect draw:style-name="gr2" draw:text-style-name="P1" draw:layer="layout" svg:width="3.238cm" svg:height="1.949cm" svg:x="11.4cm" svg:y="2.151cm" draw:corner-radius="0.5cm">
          <text:p/>
        </draw:rect>
        <draw:frame draw:style-name="gr5" draw:text-style-name="P4" draw:layer="layout" svg:width="1.768cm" svg:height="1.088cm" svg:x="12.632cm" svg:y="2.512cm">
          <draw:text-box>
            <text:p text:style-name="P2"><text:span text:style-name="T2">Add</text:span></text:p>
            <text:p text:style-name="P2"><text:span text:style-name="T2">Service</text:span></text:p>
            <text:p text:style-name="P2"><text:span text:style-name="T2">Component</text:span></text:p>
          </draw:text-box>
        </draw:frame>
        <draw:custom-shape draw:style-name="gr6" draw:text-style-name="P1" draw:layer="layout" svg:width="2cm" svg:height="1cm" svg:x="10.506cm" svg:y="2.7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213cm" svg:height="0.735cm" svg:x="10.787cm" svg:y="2.806cm">
          <draw:text-box>
            <text:p text:style-name="P2"><text:span text:style-name="T1">Add</text:span></text:p>
            <text:p text:style-name="P2"><text:span text:style-name="T1">Service</text:span></text:p>
          </draw:text-box>
        </draw:frame>
        <draw:rect draw:style-name="gr2" draw:text-style-name="P1" draw:layer="layout" svg:width="3.238cm" svg:height="1.949cm" svg:x="11.414cm" svg:y="4.559cm" draw:corner-radius="0.5cm">
          <text:p/>
        </draw:rect>
        <draw:frame draw:style-name="gr5" draw:text-style-name="P4" draw:layer="layout" svg:width="1.768cm" svg:height="1.088cm" svg:x="12.646cm" svg:y="4.92cm">
          <draw:text-box>
            <text:p text:style-name="P2"><text:span text:style-name="T2">Multiply</text:span></text:p>
            <text:p text:style-name="P2"><text:span text:style-name="T2">Service</text:span></text:p>
            <text:p text:style-name="P2"><text:span text:style-name="T2">Component</text:span></text:p>
          </draw:text-box>
        </draw:frame>
        <draw:custom-shape draw:style-name="gr6" draw:text-style-name="P1" draw:layer="layout" svg:width="2cm" svg:height="1cm" svg:x="10.52cm" svg:y="5.109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23cm" svg:height="0.735cm" svg:x="10.801cm" svg:y="5.214cm">
          <draw:text-box>
            <text:p text:style-name="P2"><text:span text:style-name="T1">Multiply</text:span></text:p>
            <text:p text:style-name="P2"><text:span text:style-name="T1">Service</text:span></text:p>
          </draw:text-box>
        </draw:frame>
        <draw:rect draw:style-name="gr2" draw:text-style-name="P1" draw:layer="layout" svg:width="3.238cm" svg:height="1.949cm" svg:x="11.391cm" svg:y="6.802cm" draw:corner-radius="0.5cm">
          <text:p/>
        </draw:rect>
        <draw:frame draw:style-name="gr5" draw:text-style-name="P4" draw:layer="layout" svg:width="1.768cm" svg:height="1.088cm" svg:x="12.623cm" svg:y="7.163cm">
          <draw:text-box>
            <text:p text:style-name="P2"><text:span text:style-name="T2">Subtract</text:span></text:p>
            <text:p text:style-name="P2"><text:span text:style-name="T2">Service</text:span></text:p>
            <text:p text:style-name="P2"><text:span text:style-name="T2">Component</text:span></text:p>
          </draw:text-box>
        </draw:frame>
        <draw:custom-shape draw:style-name="gr6" draw:text-style-name="P1" draw:layer="layout" svg:width="2cm" svg:height="1cm" svg:x="10.497cm" svg:y="7.3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294cm" svg:height="0.735cm" svg:x="10.778cm" svg:y="7.457cm">
          <draw:text-box>
            <text:p text:style-name="P2"><text:span text:style-name="T1">Subtract</text:span></text:p>
            <text:p text:style-name="P2"><text:span text:style-name="T1">Service</text:span></text:p>
          </draw:text-box>
        </draw:frame>
        <draw:rect draw:style-name="gr2" draw:text-style-name="P1" draw:layer="layout" svg:width="3.238cm" svg:height="1.949cm" svg:x="11.294cm" svg:y="9.151cm" draw:corner-radius="0.5cm">
          <text:p/>
        </draw:rect>
        <draw:frame draw:style-name="gr5" draw:text-style-name="P4" draw:layer="layout" svg:width="1.768cm" svg:height="1.088cm" svg:x="12.526cm" svg:y="9.512cm">
          <draw:text-box>
            <text:p text:style-name="P2"><text:span text:style-name="T2">Divide</text:span></text:p>
            <text:p text:style-name="P2"><text:span text:style-name="T2">Service</text:span></text:p>
            <text:p text:style-name="P2"><text:span text:style-name="T2">Component</text:span></text:p>
          </draw:text-box>
        </draw:frame>
        <draw:custom-shape draw:style-name="gr6" draw:text-style-name="P1" draw:layer="layout" svg:width="2cm" svg:height="1cm" svg:x="10.4cm" svg:y="9.7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213cm" svg:height="0.735cm" svg:x="10.681cm" svg:y="9.806cm">
          <draw:text-box>
            <text:p text:style-name="P2"><text:span text:style-name="T1">Divide</text:span></text:p>
            <text:p text:style-name="P2"><text:span text:style-name="T1">Service</text:span></text:p>
          </draw:text-box>
        </draw:frame>
        <draw:frame draw:style-name="gr5" draw:text-style-name="P4" draw:layer="layout" svg:width="3.165cm" svg:height="0.53cm" svg:x="3.732cm" svg:y="1.912cm">
          <draw:text-box>
            <text:p text:style-name="P6"><text:span text:style-name="T3">{http://sample}Calculator</text:span></text:p>
          </draw:text-box>
        </draw:frame>
        <draw:line draw:style-name="gr7" draw:text-style-name="P1" draw:layer="layout" svg:x1="4.2cm" svg:y1="6.394cm" svg:x2="4.7cm" svg:y2="6.394cm">
          <text:p/>
        </draw:line>
        <draw:polyline draw:style-name="gr8" draw:text-style-name="P1" draw:layer="layout" svg:width="1.699cm" svg:height="1.587cm" svg:x="9.3cm" svg:y="3.218cm" svg:viewBox="0 0 1700 1588" draw:points="0,1588 567,1588 567,0 1700,0">
          <text:p/>
        </draw:polyline>
        <draw:polyline draw:style-name="gr8" draw:text-style-name="P1" draw:layer="layout" svg:width="1.641cm" svg:height="0.496cm" svg:x="9.327cm" svg:y="5.598cm" svg:viewBox="0 0 1642 497" draw:points="0,497 547,497 547,0 1642,0">
          <text:p/>
        </draw:polyline>
        <draw:polyline draw:style-name="gr8" draw:text-style-name="P1" draw:layer="layout" svg:width="1.642cm" svg:height="0.511cm" svg:x="9.326cm" svg:y="7.359cm" svg:viewBox="0 0 1643 512" draw:points="0,0 822,0 822,512 1643,512">
          <text:p/>
        </draw:polyline>
        <draw:polyline draw:style-name="gr8" draw:text-style-name="P1" draw:layer="layout" svg:width="1.521cm" svg:height="1.522cm" svg:x="9.353cm" svg:y="8.675cm" svg:viewBox="0 0 1522 1523" draw:points="0,0 507,0 507,1523 1522,1523">
          <text:p/>
        </draw:polyline>
        <draw:frame draw:style-name="gr5" draw:text-style-name="P4" draw:layer="layout" svg:width="1.653cm" svg:height="0.53cm" svg:x="9cm" svg:y="3.97cm">
          <draw:text-box>
            <text:p text:style-name="P6"><text:span text:style-name="T3">binding.ws</text:span></text:p>
          </draw:text-box>
        </draw:frame>
        <draw:frame draw:style-name="gr5" draw:text-style-name="P4" draw:layer="layout" svg:width="1.738cm" svg:height="0.53cm" svg:x="9cm" svg:y="5.47cm">
          <draw:text-box>
            <text:p text:style-name="P6"><text:span text:style-name="T3">binding.sca</text:span></text:p>
          </draw:text-box>
        </draw:frame>
        <draw:frame draw:style-name="gr5" draw:text-style-name="P4" draw:layer="layout" svg:width="1.738cm" svg:height="0.53cm" svg:x="9.04cm" svg:y="7.307cm">
          <draw:text-box>
            <text:p text:style-name="P6"><text:span text:style-name="T3">binding.sca</text:span></text:p>
          </draw:text-box>
        </draw:frame>
        <draw:frame draw:style-name="gr5" draw:text-style-name="P4" draw:layer="layout" svg:width="1.738cm" svg:height="0.53cm" svg:x="9cm" svg:y="9.1cm">
          <draw:text-box>
            <text:p text:style-name="P6"><text:span text:style-name="T3">binding.s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date>2010-05-12T13:00:19.32</dc:date>
    <meta:printed-by>Simon Nash</meta:printed-by>
    <meta:print-date>2009-05-08T11:38:14</meta:print-date>
    <meta:editing-cycles>20</meta:editing-cycles>
    <meta:editing-duration>PT51H18M29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